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Lohit Hindi1" svg:font-family="'Lohit Hindi'"/>
    <style:font-face style:name="Times New Roman1" svg:font-family="'Times New Roman'"/>
    <style:font-face style:name="verdana" svg:font-family="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56cm" fo:text-align="start" style:justify-single-word="false" fo:orphans="2" fo:widows="2" fo:text-indent="0cm" style:auto-text-indent="false"/>
      <style:text-properties fo:font-variant="normal" fo:text-transform="none" fo:color="#000000" fo:letter-spacing="normal"/>
    </style:style>
    <style:style style:name="T1" style:family="text">
      <style:text-properties fo:color="#c78ae6" style:font-name="verdana" fo:font-size="12pt" fo:font-style="normal" fo:font-weight="normal"/>
    </style:style>
    <style:style style:name="T2" style:family="text">
      <style:text-properties fo:color="#c78ae6" style:font-name-asian="verdana" style:font-size-asian="12pt" style:font-style-asian="normal" style:font-weight-asian="normal"/>
    </style:style>
    <style:style style:name="T3" style:family="text">
      <style:text-properties style:font-name="verdana" fo:font-size="10.5pt" fo:font-style="normal" fo:font-weight="normal"/>
    </style:style>
    <style:style style:name="T4" style:family="text">
      <style:text-properties style:font-name="Arial1" fo:font-size="10.5pt" fo:language="en" fo:country="US" fo:font-style="normal" fo:font-weight="normal"/>
    </style:style>
    <style:style style:name="T5" style:family="text">
      <style:text-properties style:font-name-asian="verdana" style:font-size-asian="10.5pt" style:font-style-asian="normal" style:font-weight-asian="normal"/>
    </style:style>
    <style:style style:name="T6" style:family="text">
      <style:text-properties fo:color="#800000" style:font-name="Arial1" fo:font-size="10.5pt" fo:language="en" fo:country="US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ndroid HAL</text:span><text:span text:style-name="T2">层，即硬件抽象层，是</text:span><text:span text:style-name="T1">Google</text:span><text:span text:style-name="T2">响应厂家“希望不公开源码”的要求推出的新概念</text:span><text:span text:style-name="T3"><text:line-break/></text:span><text:span text:style-name="T1">1</text:span><text:span text:style-name="T2">，源代码和目标位置</text:span><text:span text:style-name="T3"><text:line-break/></text:span><text:span text:style-name="T2">源代码： </text:span><text:span text:style-name="T1">/hardware/libhardware</text:span><text:span text:style-name="T2">目录</text:span><text:span text:style-name="T1">,</text:span><text:span text:style-name="T2">该目录的目录结构如下：</text:span><text:span text:style-name="T3"><text:line-break/></text:span><text:span text:style-name="T1">/hardware/libhardware/hardware.c</text:span><text:span text:style-name="T2">编译成</text:span><text:span text:style-name="T1">libhardware.so</text:span><text:span text:style-name="T2">，目标位置为</text:span><text:span text:style-name="T1">/system/lib</text:span><text:span text:style-name="T2">目录</text:span><text:span text:style-name="T3"><text:line-break/></text:span><text:span text:style-name="T1">/hardware/libhardware/include/hardware</text:span><text:span text:style-name="T2">目录下包含如下头文件：</text:span><text:span text:style-name="T3"><text:line-break/></text:span><text:span text:style-name="T1">hardware.h </text:span><text:span text:style-name="T2">通用硬件模块头文件</text:span><text:span text:style-name="T3"><text:line-break/></text:span><text:span text:style-name="T1">copybit.h copybit</text:span><text:span text:style-name="T2">模块头文件</text:span><text:span text:style-name="T3"><text:line-break/></text:span><text:span text:style-name="T1">gralloc.h gralloc</text:span><text:span text:style-name="T2">模块头文件</text:span><text:span text:style-name="T3"><text:line-break/></text:span><text:span text:style-name="T1">lights.h  </text:span><text:span text:style-name="T2">背光模块头文件</text:span><text:span text:style-name="T3"><text:line-break/></text:span><text:span text:style-name="T1">overlay.h overlay</text:span><text:span text:style-name="T2">模块头文件</text:span><text:span text:style-name="T3"><text:line-break/></text:span><text:span text:style-name="T1">qemud.h  qemud</text:span><text:span text:style-name="T2">模块头文件</text:span><text:span text:style-name="T3"><text:line-break/></text:span><text:span text:style-name="T1">sensors.h </text:span><text:span text:style-name="T2">传感器模块头文件</text:span><text:span text:style-name="T3"><text:line-break/></text:span><text:span text:style-name="T1">/hardware/libhardware/modules</text:span><text:span text:style-name="T2">目录下定义了很多硬件模块</text:span><text:span text:style-name="T3"><text:line-break/></text:span><text:span text:style-name="T2">这些硬件模块都编译成</text:span><text:span text:style-name="T1">xxx.xxx.so</text:span><text:span text:style-name="T2">，目标位置为</text:span><text:span text:style-name="T1">/system/lib/hw</text:span><text:span text:style-name="T2">目录</text:span><text:span text:style-name="T3"><text:line-break/><text:line-break/></text:span><text:span text:style-name="T4"><text:line-break/><text:line-break/>2,Android</text:span><text:span text:style-name="T5">对于</text:span><text:span text:style-name="T4">Sensor</text:span><text:span text:style-name="T5">的</text:span><text:span text:style-name="T4">API</text:span><text:span text:style-name="T5">定义在 </text:span><text:span text:style-name="T6">hardware/libhardware/include/hardware/sensor.h</text:span><text:span text:style-name="T5">中</text:span><text:span text:style-name="T4">, </text:span><text:span text:style-name="T5">要求在</text:span><text:span text:style-name="T4">sensor.so</text:span><text:span text:style-name="T5">提供以下</text:span><text:span text:style-name="T4">8</text:span><text:span text:style-name="T5">个</text:span><text:span text:style-name="T4">API</text:span><text:span text:style-name="T5">函数</text:span><text:span text:style-name="T4"><text:line-break/>[</text:span><text:span text:style-name="T5">控制方面</text:span><text:span text:style-name="T4">]<text:line-break/>int (*open_data_source)(struct sensors_control_device_t *dev);<text:line-break/>int (*activate)(struct sensors_control_device_t *dev, int handle, int enabled);<text:line-break/>int (*set_delay)(struct sensors_control_device_t *dev, int32_t ms);<text:line-break/>int (*wake)(struct sensors_control_device_t *dev);<text:line-break/>[</text:span><text:span text:style-name="T5">数据方面</text:span><text:span text:style-name="T4">]<text:line-break/>int (*data_open)(struct sensors_data_device_t *dev, int fd);<text:line-break/>int (*data_close)(struct sensors_data_device_t *dev);<text:line-break/>int (*poll)(struct sensors_data_device_t *dev, sensors_data_t* data);<text:line-break/>[</text:span><text:span text:style-name="T5">模块方面</text:span><text:span text:style-name="T4">]<text:line-break/>int (*get_sensors_list)(struct sensors_module_t* module, struct sensor_t const** list);<text:line-break/><text:line-break/></text:span><text:span text:style-name="T5">在</text:span><text:span text:style-name="T4">Java</text:span><text:span text:style-name="T5">层</text:span><text:span text:style-name="T4">Sensor</text:span><text:span text:style-name="T5">的状态控制由</text:span><text:span text:style-name="T4">SensorService</text:span><text:span text:style-name="T5">来负责</text:span><text:span text:style-name="T4">,</text:span><text:span text:style-name="T5">它的</text:span><text:span text:style-name="T4">java</text:span><text:span text:style-name="T5">代码和</text:span><text:span text:style-name="T4">JNI</text:span><text:span text:style-name="T5">代码分别位于</text:span><text:span text:style-name="T4">:<text:line-break/>frameworks/base/services/java/com/android/server/SensorService.java<text:line-break/>frameworks/base/services/jni/com_android_server_SensorService.cpp<text:line-break/><text:line-break/></text:span><text:span text:style-name="T5">在</text:span><text:span text:style-name="T4">Java</text:span><text:span text:style-name="T5">层</text:span><text:span text:style-name="T4">Sensor</text:span><text:span text:style-name="T5">的数据控制由</text:span><text:span text:style-name="T4">SensorManager</text:span><text:span text:style-name="T5">来负责</text:span><text:span text:style-name="T4">,</text:span><text:span text:style-name="T5">它的</text:span><text:span text:style-name="T4">java</text:span><text:span text:style-name="T5">代码和</text:span><text:span text:style-name="T4">JNI</text:span><text:span text:style-name="T5">代码分别位于</text:span><text:span text:style-name="T4">:<text:line-break/>frameworks/base/core/java/android/hardware/SensorManager.java<text:line-break/>frameworks/base/core/jni/android_hardware_SensorManager.cpp<text:line-break/><text:line-break/>android framework</text:span><text:span text:style-name="T5">中与</text:span><text:span text:style-name="T4">sensor</text:span><text:span text:style-name="T5">通信的是</text:span><text:span text:style-name="T4">sensorService.java</text:span><text:span text:style-name="T5">和</text:span><text:span text:style-name="T4">sensorManager.java</text:span><text:span text:style-name="T5">。</text:span><text:span text:style-name="T4"><text:line-break/>sensorService.java</text:span><text:span text:style-name="T5">的具体通信是通过</text:span><text:span text:style-name="T4">JNI</text:span><text:span text:style-name="T5">调用</text:span><text:span text:style-name="T4">sensorService.cpp</text:span><text:span text:style-name="T5">中的方法实现的。</text:span><text:span text:style-name="T4"><text:line-break/>sensorManager.java</text:span><text:span text:style-name="T5">的具体通信是通过</text:span><text:span text:style-name="T4">JNI</text:span><text:span text:style-name="T5">调用</text:span><text:span text:style-name="T4">sensorManager.cpp</text:span><text:span text:style-name="T5">中的方法实现的。</text:span><text:span text:style-name="T4"><text:line-break/></text:span><text:soft-page-break/><text:span text:style-name="T4"><text:line-break/>sensorService.cpp</text:span><text:span text:style-name="T5">和</text:span><text:span text:style-name="T4">sensorManger.cpp</text:span><text:span text:style-name="T5">通过</text:span><text:span text:style-name="T4">hardware.c</text:span><text:span text:style-name="T5">与</text:span><text:span text:style-name="T4">sensor.so</text:span><text:span text:style-name="T5">通信。其中</text:span><text:span text:style-name="T4">sensorService.cpp</text:span><text:span text:style-name="T5">实现对</text:span><text:span text:style-name="T4">sensor</text:span><text:span text:style-name="T5">的状态控制，</text:span><text:span text:style-name="T4">sensorManger.cpp</text:span><text:span text:style-name="T5">实现对</text:span><text:span text:style-name="T4">sensor</text:span><text:span text:style-name="T5">的数据控制。</text:span><text:span text:style-name="T4"><text:line-break/>sensor.so</text:span><text:span text:style-name="T5">通过</text:span><text:span text:style-name="T4">ioctl</text:span><text:span text:style-name="T5">控制</text:span><text:span text:style-name="T4">sensor driver</text:span><text:span text:style-name="T5">的状态，通过打开</text:span><text:span text:style-name="T4">sensor driver</text:span><text:span text:style-name="T5">对应的设备文件读取</text:span><text:span text:style-name="T4">G-sensor</text:span><text:span text:style-name="T5">采集的数据。</text:span><text:span text:style-name="T4"><text:line-break/><text:line-break/>android SDK</text:span><text:span text:style-name="T5">提供了</text:span><text:span text:style-name="T4">4</text:span><text:span text:style-name="T5">个类来于</text:span><text:span text:style-name="T4">sensor</text:span><text:span text:style-name="T5">通信，分别为 </text:span><text:span text:style-name="T4">sensor,sensorEvent,sensorEventListener,sensorManager.</text:span><text:span text:style-name="T5">其中 </text:span><text:span text:style-name="T4">sensorEventListener</text:span><text:span text:style-name="T5">用来在</text:span><text:span text:style-name="T4">sensorManager</text:span><text:span text:style-name="T5">中注册需要监听的</text:span><text:span text:style-name="T4">sensor</text:span><text:span text:style-name="T5">类型。</text:span><text:span text:style-name="T4"><text:line-break/><text:line-break/>sensorManager.java</text:span><text:span text:style-name="T5">提供</text:span><text:span text:style-name="T4">registrater(),unregistrater()</text:span><text:span text:style-name="T5">接口供</text:span><text:span text:style-name="T4">sensorEventListener</text:span><text:span text:style-name="T5">使用。</text:span><text:span text:style-name="T4"><text:line-break/>sensorManager.java</text:span><text:span text:style-name="T5">不断轮询从</text:span><text:span text:style-name="T4">sensor.so</text:span><text:span text:style-name="T5">中取数据。取到数据后送给负责监听此类型</text:span><text:span text:style-name="T4">sensor</text:span><text:span text:style-name="T5">的 </text:span><text:span text:style-name="T4">sensorEventListener.java</text:span><text:span text:style-name="T5">。</text:span><text:span text:style-name="T4">sensorEventListener.java</text:span><text:span text:style-name="T5">通过在</text:span><text:span text:style-name="T4">sensorManager.java</text:span><text:span text:style-name="T5">中注册可以监听特定类型的</text:span><text:span text:style-name="T4">sensor</text:span><text:span text:style-name="T5">传来的数据。</text:span><text:span text:style-name="T4"><text:line-break/><text:line-break/></text:span><text:span text:style-name="T5">系统启动时执行</text:span><text:span text:style-name="T4">systemProcess,</text:span><text:span text:style-name="T5">会启动</text:span><text:span text:style-name="T4">sensorService.java,</text:span><text:span text:style-name="T5">在</text:span><text:span text:style-name="T4">sensorService.java</text:span><text:span text:style-name="T5">的构造函数中调用</text:span><text:span text:style-name="T4">JNI</text:span><text:span text:style-name="T5">方法</text:span><text:span text:style-name="T4">_sensor_control_init()</text:span><text:span text:style-name="T5">。</text:span><text:span text:style-name="T4"><text:line-break/>sensorService.cpp</text:span><text:span text:style-name="T5">中相应的方法</text:span><text:span text:style-name="T4">android_int()</text:span><text:span text:style-name="T5">会被执行。该函数会调用</text:span><text:span text:style-name="T4">hardware.c</text:span><text:span text:style-name="T5">中的方法</text:span><text:span text:style-name="T4">hw_get_module()</text:span><text:span text:style-name="T5">此函数又通过调用</text:span><text:span text:style-name="T4">load()</text:span><text:span text:style-name="T5">函数在</text:span><text:span text:style-name="T4">system/lib/hw</text:span><text:span text:style-name="T5">下查找</text:span><text:span text:style-name="T4">sensor.so<text:line-break/></text:span><text:span text:style-name="T5">查找时会根据</text:span><text:span text:style-name="T4">harware.c</text:span><text:span text:style-name="T5">中定义好的</text:span><text:span text:style-name="T4">sensor.*.so</text:span><text:span text:style-name="T5">的扩展名的顺序查找，找到第一个匹配的时候即停止，并将该</text:span><text:span text:style-name="T4">sensor.so</text:span><text:span text:style-name="T5">中定义好的一个全局变量</text:span><text:span text:style-name="T4">HAL_MODULE_INFO_SYM</text:span><text:span text:style-name="T5">带回。该变量包含的一个</text:span><text:span text:style-name="T4"><text:line-break/></text:span><text:span text:style-name="T5">重要信息是它的一个成员结构变量中包含的一个函数指针</text:span><text:span text:style-name="T4">open</text:span><text:span text:style-name="T5">，该指针所指函数会对一个</text:span><text:span text:style-name="T4">device</text:span><text:span text:style-name="T5">结构变量赋值，从而带出</text:span><text:span text:style-name="T4">sensorService.cpp </text:span><text:span text:style-name="T5">和</text:span><text:span text:style-name="T4">sensorManager.cpp</text:span><text:span text:style-name="T5">与</text:span><text:span text:style-name="T4">sensor</text:span><text:span text:style-name="T5">通信所需要的全部信息。</text:span><text:span text:style-name="T4"><text:line-break/>device</text:span><text:span text:style-name="T5">结构变量有两种变体分别供</text:span><text:span text:style-name="T4">sensorService.cpp</text:span><text:span text:style-name="T5">和</text:span><text:span text:style-name="T4">sensorManaer.cpp</text:span><text:span text:style-name="T5">使用。其中主要是一些函数指针指向与</text:span><text:span text:style-name="T4">sensor</text:span><text:span text:style-name="T5">通信的函数。</text:span><text:span text:style-name="T4"><text:line-break/>sensorService.cpp</text:span><text:span text:style-name="T5">和</text:span><text:span text:style-name="T4">sensorManager.cpp</text:span><text:span text:style-name="T5">在得到</text:span><text:span text:style-name="T4">HAL_MODULE_INFO_SYM</text:span><text:span text:style-name="T5">结构后都会调用 </text:span><text:span text:style-name="T4">sensors.h</text:span><text:span text:style-name="T5">的</text:span><text:span text:style-name="T4">inline</text:span><text:span text:style-name="T5">函数</text:span><text:span text:style-name="T4">open()</text:span><text:span text:style-name="T5">通过</text:span><text:span text:style-name="T4">HAL_MODULE_INFO_SYM</text:span><text:span text:style-name="T5">的</text:span><text:span text:style-name="T4">open</text:span><text:span text:style-name="T5">函数指针将所需的</text:span><text:span text:style-name="T4">device</text:span><text:span text:style-name="T5">信息取回。</text:span><text:span text:style-name="T4"><text:line-break/><text:line-break/></text:span><text:span text:style-name="T5">系统在启动</text:span><text:span text:style-name="T4">activityManager.java</text:span><text:span text:style-name="T5">时，它会启动</text:span><text:span text:style-name="T4">sensorManager.java</text:span><text:span text:style-name="T5">，它也会调用</text:span><text:span text:style-name="T4">hardware.c</text:span><text:span text:style-name="T5">中的方法</text:span><text:span text:style-name="T4">hw_get_module()</text:span><text:span text:style-name="T5">带回</text:span><text:span text:style-name="T4">HAL_MODULE_INFO_SYM</text:span><text:span text:style-name="T5">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Lohit Hindi1" svg:font-family="'Lohit Hindi'"/>
    <style:font-face style:name="Times New Roman1" svg:font-family="'Times New Roman'"/>
    <style:font-face style:name="verdana" svg:font-family="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zhe </meta:initial-creator>
    <meta:creation-date>2011-03-24T19:29:50</meta:creation-date>
    <dc:date>2011-03-24T19:45:19</dc:date>
    <dc:creator>azhe </dc:creator>
    <meta:editing-duration>PT00H15M34S</meta:editing-duration>
    <meta:editing-cycles>2</meta:editing-cycles>
    <meta:generator>OpenOffice.org/3.2$Unix OpenOffice.org_project/320m19$Build-9505</meta:generator>
    <meta:document-statistic meta:table-count="0" meta:image-count="0" meta:object-count="0" meta:page-count="2" meta:paragraph-count="1" meta:word-count="577" meta:character-count="3000"/>
  </office:meta>
</office:document-meta>
</file>